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ection du logiciel</text:p>
      <text:p text:style-name="P2">TP 4 – Brevet logiciel et les logiciels libres</text:p>
      <text:p text:style-name="P1"/>
      <text:p text:style-name="P1">A) Le brevet protège une innovation technique, c’est-à-dire un produit ou un procédé qui apporte une nouvelle solution technique à un problème technique donné. </text:p>
      <text:p text:style-name="P1"/>
      <text:p text:style-name="P1">Source : INPI</text:p>
      <text:p text:style-name="P1"/>
      <text:p text:style-name="P1">B) </text:p>
      <text:p text:style-name="P1"/>
      <text:p text:style-name="P1">C) C'est l'algorithme qui est breveté.</text:p>
      <text:p text:style-name="P1"/>
      <text:p text:style-name="P1">D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ZOUHIRI Malik – Groupe Info 2B – DROIT DES TIC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2M46S</meta:editing-duration>
    <meta:editing-cycles>8</meta:editing-cycles>
    <meta:generator>OpenOffice/4.1.0$Win32 OpenOffice.org_project/410m18$Build-9764</meta:generator>
    <dc:date>2014-11-10T15:11:16.37</dc:date>
    <dc:creator>Malik Zouhiri</dc:creator>
    <meta:document-statistic meta:table-count="0" meta:image-count="0" meta:object-count="0" meta:page-count="1" meta:paragraph-count="8" meta:word-count="57" meta:character-count="331"/>
    <meta:user-defined meta:name="Info 1"/>
    <meta:user-defined meta:name="Info 2"/>
    <meta:user-defined meta:name="Info 3"/>
    <meta:user-defined meta:name="Info 4"/>
  </office:meta>
</office:document-meta>
</file>